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5.984cm" fo:margin-left="0cm" table:align="left"/>
    </style:style>
    <style:style style:name="Table1.A" style:family="table-column">
      <style:table-column-properties style:column-width="7.992cm"/>
    </style:style>
    <style:style style:name="Table1.1" style:family="table-row">
      <style:table-row-properties style:min-row-height="0.688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 style:master-page-name="MP0">
      <style:paragraph-properties style:page-number="auto" fo:break-before="page"/>
      <style:text-properties officeooo:rsid="002555a3" officeooo:paragraph-rsid="002555a3"/>
    </style:style>
    <style:style style:name="P2" style:family="paragraph" style:parent-style-name="Heading_20_1" style:list-style-name="Numbering_20_123" style:master-page-name="MP1">
      <style:paragraph-properties style:page-number="auto" fo:break-before="page"/>
    </style:style>
    <style:style style:name="P3" style:family="paragraph" style:parent-style-name="Heading_20_1" style:master-page-name="MP2">
      <style:paragraph-properties style:page-number="auto" fo:break-before="page"/>
      <style:text-properties officeooo:rsid="002555a3" officeooo:paragraph-rsid="002555a3"/>
    </style:style>
    <style:style style:name="P4" style:family="paragraph" style:parent-style-name="Paragraph_20_style" style:list-style-name="L1"/>
    <style:style style:name="P5" style:family="paragraph" style:parent-style-name="Paragraph_20_style" style:list-style-name="L1">
      <style:text-properties officeooo:rsid="00226669" officeooo:paragraph-rsid="00226669"/>
    </style:style>
    <style:style style:name="P6" style:family="paragraph" style:parent-style-name="Paragraph_20_style" style:list-style-name="L1">
      <style:text-properties officeooo:paragraph-rsid="00226669"/>
    </style:style>
    <style:style style:name="P7" style:family="paragraph" style:parent-style-name="Paragraph_20_style" style:list-style-name="L2"/>
    <style:style style:name="P8" style:family="paragraph" style:parent-style-name="Paragraph_20_style" style:list-style-name="L2">
      <style:text-properties officeooo:paragraph-rsid="0022da56"/>
    </style:style>
    <style:style style:name="P9" style:family="paragraph" style:parent-style-name="Paragraph_20_style">
      <style:text-properties officeooo:paragraph-rsid="0022da56"/>
    </style:style>
    <style:style style:name="P10" style:family="paragraph" style:parent-style-name="Paragraph_20_style" style:list-style-name="L3"/>
    <style:style style:name="P11" style:family="paragraph" style:parent-style-name="Heading_20_1" style:master-page-name="MP3">
      <style:paragraph-properties style:page-number="auto" fo:break-before="page"/>
    </style:style>
    <style:style style:name="P12" style:family="paragraph" style:parent-style-name="Text_20_body" style:list-style-name="List_20_1"/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 style:list-style-name="List_20_1">
      <style:text-properties officeooo:paragraph-rsid="00207c53"/>
    </style:style>
    <style:style style:name="P15" style:family="paragraph" style:parent-style-name="Paragraph_20_style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Paragraph_20_style">
      <style:paragraph-properties fo:line-height="100%"/>
    </style:style>
    <style:style style:name="P17" style:family="paragraph" style:parent-style-name="Heading_20_1" style:master-page-name="MP4">
      <style:paragraph-properties style:page-number="auto" fo:break-before="page"/>
    </style:style>
    <style:style style:name="P18" style:family="paragraph" style:parent-style-name="Heading_20_1" style:master-page-name="MP5">
      <style:paragraph-properties style:page-number="auto" fo:break-before="page"/>
    </style:style>
    <style:style style:name="P19" style:family="paragraph" style:parent-style-name="Heading_20_1" style:master-page-name="MP6">
      <style:paragraph-properties style:page-number="auto" fo:break-before="page"/>
    </style:style>
    <style:style style:name="P20" style:family="paragraph" style:parent-style-name="Heading_20_1" style:master-page-name="MP7">
      <style:paragraph-properties style:page-number="auto" fo:break-before="page"/>
    </style:style>
    <style:style style:name="P21" style:family="paragraph" style:parent-style-name="Heading_20_1" style:master-page-name="MP8">
      <style:paragraph-properties style:page-number="auto" fo:break-before="page"/>
    </style:style>
    <style:style style:name="P22" style:family="paragraph" style:parent-style-name="Heading_20_1" style:master-page-name="MP9">
      <style:paragraph-properties style:page-number="auto" fo:break-before="page"/>
    </style:style>
    <style:style style:name="P23" style:family="paragraph" style:parent-style-name="Heading_20_1" style:master-page-name="MP10">
      <style:paragraph-properties style:page-number="auto" fo:break-before="page"/>
    </style:style>
    <style:style style:name="P24" style:family="paragraph" style:parent-style-name="Heading_20_1" style:master-page-name="MP11">
      <style:paragraph-properties style:page-number="auto" fo:break-before="page"/>
    </style:style>
    <style:style style:name="P25" style:family="paragraph" style:parent-style-name="Heading_20_1" style:master-page-name="MP12">
      <style:paragraph-properties style:page-number="auto" fo:break-before="page"/>
    </style:style>
    <style:style style:name="P26" style:family="paragraph" style:parent-style-name="Heading_20_1" style:master-page-name="MP13">
      <style:paragraph-properties style:page-number="auto" fo:break-before="page"/>
    </style:style>
    <style:style style:name="T1" style:family="text">
      <style:text-properties officeooo:rsid="00226669"/>
    </style:style>
    <style:style style:name="T2" style:family="text">
      <style:text-properties officeooo:rsid="0022da56"/>
    </style:style>
    <style:style style:name="T3" style:family="text">
      <style:text-properties officeooo:rsid="0023d61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umbering_20_123">
        <text:list-item>
          <text:h text:style-name="P1" text:outline-level="1">Bevezető</text:h>
        </text:list-item>
      </text:list>
      <text:p text:style-name="Text_20_body">A szakdolgozat témája egy 2D-s, fizika alapú logikai játék fejlesztése, amelyben a játékosnak ágyúk segítségével kell ledöntenie a goblinok által épített várakat, hogy visszaszerezze az ellopott kincseket. A játék célja a megfelelő szögben és erővel történő lövés révén a szerkezetek leomlasztása, figyelembe véve a különböző anyagok fizikai tulajdonságait és az akadályok elhelyezkedését.</text:p>
      <text:p text:style-name="Text_20_body">A játéktervezés során különös figyelmet kapnak a valósághű fizikai szimulációk, az intuitív vezérlés, valamint a fokozatosan nehezedő, kihívást jelentő pályák kialakítása. A projekt célja egy olyan játékprototípus létrehozása, amely szórakoztató módon ösztönöz logikus gondolkodásra és bemutatja a játékmotor (Godot Engine) nyújtotta lehetőségeket a fizikai szimuláció és a játékmenet-vezérlés területén.</text:p>
      <text:p text:style-name="Text_20_body">A játék koncepcióját olyan sikeres címek inspirálták, mint az Angry Birds és a Crush The Castle, ugyanakkor saját mechanikákkal és vizuális világgal igyekszik egyedi élményt nyújtani. A szakdolgozat célja nem csak a játék fejlesztése, hanem annak részletes dokumentálása is, különös tekintettel a megvalósítás során alkalmazott tervezési és fejlesztési módszerekre, a fizikai szimuláció integrációjára, valamint a felhasználói élményre gyakorolt hatásuk elemzésére.</text:p>
      <text:p text:style-name="Text_20_body">A dolgozat fő célkitűzése, hogy a kész játék révén bemutassa, hogyan lehet egy egyszerű, de gondosan megtervezett játékmenet segítségével a fizikai törvényszerűségeket játékos formában alkalmazni, illetve milyen technikai és tervezési kihívásokkal jár egy ilyen típusú játék megvalósítása.</text:p>
      <text:list text:continue-numbering="true" text:style-name="Numbering_20_123">
        <text:list-item>
          <text:h text:style-name="P2" text:outline-level="1">A felhasználni kívánt szakirodalom bemutatása, fogalomgyűjtemény. A vizsgálati módszerek rögzítése.</text:h>
        </text:list-item>
      </text:list>
      <text:p text:style-name="Paragraph_20_style"/>
      <text:list xml:id="list81118950586815" text:continue-numbering="true" text:style-name="Numbering_20_123">
        <text:list-item>
          <text:h text:style-name="P3" text:outline-level="1">Szoftveres és hardveres eszközök, vizsgálati módszerek</text:h>
          <text:list>
            <text:list-item>
              <text:h text:style-name="Heading_20_2" text:outline-level="2">Használt szoftveres eszközök</text:h>
            </text:list-item>
          </text:list>
        </text:list-item>
      </text:list>
      <text:p text:style-name="Paragraph_20_style">A fejlesztéshez és a játék elkészítéséhez a következő szoftveres eszközöket használtam:</text:p>
      <text:list text:style-name="L1">
        <text:list-item>
          <text:p text:style-name="P4">Godot Engine 4.<text:span text:style-name="T1">4.1</text:span> – A játékfejlesztéshez választottam a Godot játékmotort, mivel nyílt forráskódú, platformfüggetlen, támogatja a 2D fizikai szimulációkat, és GDScript nyelvével gyors prototípus-készítést tesz lehetővé. <text:span text:style-name="T1">Tökéletesen megfelelt a fizika alapú, 2D-s logikai játékom elkészítéséhez.</text:span></text:p>
        </text:list-item>
        <text:list-item>
          <text:p text:style-name="P5">Godot Engine IDE – A Godot Engine saját fejlesztői környezete. <text:span text:style-name="T2">A felhasználói felületek kialakítására, a pályák elkészítésére és a játéklogika megírására is ezt használtam.</text:span></text:p>
        </text:list-item>
        <text:list-item>
          <text:p text:style-name="P4">GDScript – A Godot saját szkriptnyelve, amely Python-szerű szintaxist használ, és kiválóan integrálódik a motor többi részével.</text:p>
        </text:list-item>
        <text:list-item>
          <text:p text:style-name="P4">Aseprite – Az egyszerű grafikai elemek készítéséhez <text:span text:style-name="T1">és módosításához </text:span>szabadon elérhető pixelgrafikus szerkeszt<text:span text:style-name="T1">őt</text:span> használtam. <text:span text:style-name="T1">Mivel a legtöbb grafikai elemet itch.io-ról szereztem be, így csak igen keveset használtam.</text:span></text:p>
        </text:list-item>
        <text:list-item>
          <text:p text:style-name="P6">Git és GitHub – A verziókezeléshez és a forráskód tárolásához a Git rendszert és a GitHub tárhelyszolgáltatást alkalmaztam.</text:p>
        </text:list-item>
      </text:list>
      <text:list xml:id="list81119511262191" text:continue-list="list81118950586815" text:style-name="Numbering_20_123">
        <text:list-item>
          <text:list>
            <text:list-item>
              <text:h text:style-name="Heading_20_2" text:outline-level="2">Használt hardveres eszközök</text:h>
            </text:list-item>
          </text:list>
        </text:list-item>
      </text:list>
      <text:list text:style-name="L2">
        <text:list-item>
          <text:p text:style-name="P7">Fejlesztői gép: <text:span text:style-name="T2">Lenovo V15 G4 AMN</text:span></text:p>
        </text:list-item>
        <text:list-item>
          <text:p text:style-name="P7">CPU: <text:span text:style-name="T3">A</text:span>MD Ryzen 5 <text:span text:style-name="T3">7520U</text:span></text:p>
        </text:list-item>
        <text:list-item>
          <text:p text:style-name="P7">RAM: 16 GB</text:p>
        </text:list-item>
        <text:list-item>
          <text:p text:style-name="P7">GPU: <text:span text:style-name="T3">Radeon 610M</text:span></text:p>
        </text:list-item>
        <text:list-item>
          <text:p text:style-name="P7">OS: <text:span text:style-name="T3">Fedora 41 és KDE Plasma 6.3.4</text:span></text:p>
        </text:list-item>
        <text:list-item>
          <text:p text:style-name="P8">Beviteli eszközök: Egér, billentyűzet</text:p>
        </text:list-item>
      </text:list>
      <text:p text:style-name="P9">A fejlesztéshez nem volt szükség különleges hardveres követelményre. A játék célja, hogy átlagos felhasználói számítógépen is gördülékenyen fusson.</text:p>
      <text:list xml:id="list81118379716246" text:continue-list="list81119511262191" text:style-name="Numbering_20_123">
        <text:list-item>
          <text:list>
            <text:list-item>
              <text:h text:style-name="Heading_20_2" text:outline-level="2"><text:soft-page-break/>Vizsgálati módszerek</text:h>
            </text:list-item>
          </text:list>
        </text:list-item>
      </text:list>
      <text:p text:style-name="Paragraph_20_style">A játék működésének ellenőrzését és értékelését a következő módokon végeztem:</text:p>
      <text:list text:style-name="L3">
        <text:list-item>
          <text:p text:style-name="P10">Funkcionális tesztelés: Ellenőriztem, hogy a játék minden fő funkciója (lövés, fizikai interakciók, győzelem feltételei, újrakezdés) az elvártaknak megfelelően működik.</text:p>
        </text:list-item>
        <text:list-item>
          <text:p text:style-name="P10">Felhasználói tesztelés (informális): Néhány tesztalany kipróbálta a játékot, és visszajelzést adott a játékmenetről, nehézségről és élményről.</text:p>
        </text:list-item>
        <text:list-item>
          <text:p text:style-name="P10">Hibakeresés és naplózás: A fejlesztési időszak során a Godot beépített konzolját és hibakeresési eszközeit használtam a logikai és futási hibák azonosítására.</text:p>
        </text:list-item>
      </text:list>
      <text:list text:continue-list="list81118379716246" text:style-name="Numbering_20_123">
        <text:list-item>
          <text:list>
            <text:list-item>
              <text:h text:style-name="Heading_20_2" text:outline-level="2">Az eszközök és módszerek indoklása</text:h>
            </text:list-item>
          </text:list>
        </text:list-item>
      </text:list>
      <text:p text:style-name="Paragraph_20_style">A választott eszközök lehetővé teszik a gyors és hatékony fejlesztést, miközben támogatják a 2D fizikai szimulációt, a multiplatform kiadást és a könnyű prototípuskészítést. A Godot Engine alacsony rendszerkövetelményeinek köszönhetően a játék széles körben tesztelhető és terjeszthető. A vizsgálati módszerek egyszerűek, de elegendőek ahhoz, hogy a játék használhatósága, játszhatósága és technikai megbízhatósága igazolható legyen.</text:p>
      <text:list text:continue-numbering="true" text:style-name="Numbering_20_123">
        <text:list-item>
          <text:h text:style-name="P11" text:outline-level="1"><text:span text:style-name="T3">K</text:span>övetelménye<text:span text:style-name="T3">k</text:span> rögzítése</text:h>
        </text:list-item>
      </text:list>
      <text:p text:style-name="Text_20_body">A szakdolgozatban bemutatott játék célja, hogy a játékos ágyúk segítségével döntse le a goblinok várait és szerezze vissza az ellopott kincseket. Ennek érdekében a játékhoz tartozó programrendszernek különböző funkcionális és nem-funkcionális követelményeknek kell megfelelnie.</text:p>
      <text:list xml:id="list81119330629357" text:continue-numbering="true" text:style-name="Numbering_20_123">
        <text:list-item>
          <text:list>
            <text:list-item>
              <text:h text:style-name="Heading_20_2" text:outline-level="2">Funkcionális követelmények</text:h>
            </text:list-item>
          </text:list>
        </text:list-item>
      </text:list>
      <text:list xml:id="list1538951320" text:style-name="List_20_1">
        <text:list-item>
          <text:p text:style-name="P12">A játékos képes legyen lövést leadni egy ágyúval a megfelelő szög és erő beállításával.</text:p>
        </text:list-item>
        <text:list-item>
          <text:p text:style-name="P12">A játékos különböző szinteken játszhasson, melyek fokozatosan nehezednek.</text:p>
        </text:list-item>
        <text:list-item>
          <text:p text:style-name="P12">A pályákon különböző típusú objektumok (fák, kőfalak, hordók, goblinok) jelenjenek meg.</text:p>
        </text:list-item>
        <text:list-item>
          <text:p text:style-name="P12">A lövedékek fizikai szimuláció alapján mozogjanak és ütközzenek.</text:p>
        </text:list-item>
        <text:list-item>
          <text:p text:style-name="P12">A szerkezetek reagáljanak a találatokra (pl. összeomolnak, elmozdulnak).</text:p>
        </text:list-item>
        <text:list-item>
          <text:p text:style-name="P12">A játékos győzelmet érjen el, ha a goblinokat legyőzi és a kincseket visszaszerzi.</text:p>
        </text:list-item>
        <text:list-item>
          <text:p text:style-name="P12">A játék biztosítson újrakezdési lehetőségest és visszajelzést a sikeres vagy sikertelen próbálkozásokról.</text:p>
        </text:list-item>
      </text:list>
      <text:list xml:id="list81119052738894" text:continue-list="list81119330629357" text:style-name="Numbering_20_123">
        <text:list-item>
          <text:list>
            <text:list-item>
              <text:h text:style-name="Heading_20_2" text:outline-level="2">Nem-funkcionális követelmények</text:h>
            </text:list-item>
          </text:list>
        </text:list-item>
      </text:list>
      <text:p text:style-name="Text_20_body"/>
      <text:list xml:id="list81118126754876" text:continue-list="list1538951320" text:style-name="List_20_1">
        <text:list-item>
          <text:p text:style-name="P12">A játék futtatható legyen Windows rendszeren.</text:p>
        </text:list-item>
        <text:list-item>
          <text:p text:style-name="P12">A kezelőfelület legyen intuitív és egérrel könnyen kezelhető.</text:p>
        </text:list-item>
        <text:list-item>
          <text:p text:style-name="P12">A fizikai szimuláció legyen valósághű, de optimalizált a teljesítmény érdekében.</text:p>
        </text:list-item>
        <text:list-item>
          <text:p text:style-name="P12">A betöltési idők legyenek rövidek.</text:p>
        </text:list-item>
        <text:list-item>
          <text:p text:style-name="P12">A játék grafikai elemei egységes stílusban jelenjenek meg.</text:p>
        </text:list-item>
      </text:list>
      <text:list xml:id="list81118430956712" text:continue-list="list81119052738894" text:style-name="Numbering_20_123">
        <text:list-item>
          <text:list>
            <text:list-item>
              <text:h text:style-name="Heading_20_2" text:outline-level="2">Use case-ek</text:h>
            </text:list-item>
          </text:list>
        </text:list-item>
      </text:list>
      <text:p text:style-name="P13">Use case 1: Lövés leadása</text:p>
      <text:list text:continue-list="list81118126754876" text:style-name="List_20_1">
        <text:list-item>
          <text:p text:style-name="P12"><text:span text:style-name="Bekezdés_20_alapbetűtípusa"><text:span text:style-name="T4">Szereplő:</text:span></text:span> Játékos</text:p>
        </text:list-item>
        <text:list-item>
          <text:p text:style-name="P12"><text:soft-page-break/><text:span text:style-name="Bekezdés_20_alapbetűtípusa"><text:span text:style-name="T4">Előfeltétel:</text:span></text:span> Pálya betöltve, ágyú rendelkezésre áll</text:p>
        </text:list-item>
        <text:list-item>
          <text:p text:style-name="P12"><text:span text:style-name="Bekezdés_20_alapbetűtípusa"><text:span text:style-name="T4">Leírás:</text:span></text:span> A játékos beállítja a lövés szögét és erejét, majd kilövi a lövedéket. A lövedék repül, ütközik, és hatást gyakorol a környezetre.</text:p>
        </text:list-item>
        <text:list-item>
          <text:p text:style-name="P12"><text:span text:style-name="Bekezdés_20_alapbetűtípusa"><text:span text:style-name="T4">Utófeltétel:</text:span></text:span> A játékállapot frissül az ütközések eredménye szerint.</text:p>
        </text:list-item>
      </text:list>
      <text:p text:style-name="P13">Use case 2: Pálya teljesítése</text:p>
      <text:list xml:id="list81117709390304" text:continue-numbering="true" text:style-name="List_20_1">
        <text:list-item>
          <text:p text:style-name="P12"><text:span text:style-name="Bekezdés_20_alapbetűtípusa"><text:span text:style-name="T4">Szereplő:</text:span></text:span> Játékos</text:p>
        </text:list-item>
        <text:list-item>
          <text:p text:style-name="P12"><text:span text:style-name="Bekezdés_20_alapbetűtípusa"><text:span text:style-name="T4">Előfeltétel:</text:span></text:span> Minden célpont elérhető a pályán</text:p>
        </text:list-item>
        <text:list-item>
          <text:p text:style-name="P12"><text:span text:style-name="Bekezdés_20_alapbetűtípusa"><text:span text:style-name="T4">Leírás:</text:span></text:span> A játékos addig próbálkozik a lövésekkel, amíg az összes goblint legyőzi.</text:p>
        </text:list-item>
        <text:list-item>
          <text:p text:style-name="P12"><text:span text:style-name="Bekezdés_20_alapbetűtípusa"><text:span text:style-name="T4">Utófeltétel:</text:span></text:span> Megjelenik a győzelmi visszajelzés, új pálya válik elérhetővé.</text:p>
        </text:list-item>
      </text:list>
      <text:list xml:id="list81119375715806" text:continue-list="list81118430956712" text:style-name="Numbering_20_123">
        <text:list-item>
          <text:list>
            <text:list-item>
              <text:h text:style-name="Heading_20_2" text:outline-level="2">User story-k</text:h>
            </text:list-item>
          </text:list>
        </text:list-item>
      </text:list>
      <text:list text:continue-list="list81117709390304" text:style-name="List_20_1">
        <text:list-item>
          <text:p text:style-name="P12"><text:span text:style-name="Bekezdés_20_alapbetűtípusa"><text:span text:style-name="T4">Mint játékos,</text:span></text:span> szeretném beállítani a lövés szögét és erejét, hogy pontosan eltalálhassam a célpontokat.</text:p>
        </text:list-item>
        <text:list-item>
          <text:p text:style-name="P12"><text:span text:style-name="Bekezdés_20_alapbetűtípusa"><text:span text:style-name="T4">Mint játékos,</text:span></text:span> szeretném látni, hogy a lövedékem hogyan hat az objektumokra, hogy tanuljak a korábbi próbálkozásokból.</text:p>
        </text:list-item>
        <text:list-item>
          <text:p text:style-name="P14"><text:span text:style-name="Bekezdés_20_alapbetűtípusa"><text:span text:style-name="T4">Mint játékos,</text:span></text:span> szeretném tudni, hogy mikor győztem, és mikor kell újrapróbálkoznom.</text:p>
        </text:list-item>
      </text:list>
      <text:list text:continue-list="list81119375715806" text:style-name="Numbering_20_123">
        <text:list-item>
          <text:list>
            <text:list-item>
              <text:h text:style-name="Heading_20_2" text:outline-level="2">Elfogadási kritériumok</text:h>
            </text:list-item>
          </text:list>
        </text:list-item>
      </text:list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5">Funkció</text:p>
          </table:table-cell>
          <table:table-cell table:style-name="Table1.A1" office:value-type="string">
            <text:p text:style-name="P15">Kritérium</text:p>
          </table:table-cell>
        </table:table-row>
        <table:table-row>
          <table:table-cell table:style-name="Table1.A1" office:value-type="string">
            <text:p text:style-name="P16">Lövés mechanika</text:p>
          </table:table-cell>
          <table:table-cell table:style-name="Table1.A1" office:value-type="string">
            <text:p text:style-name="P16">A játékos egérrel beállíthatja a szöget és az erőt, és egy kattintással lőhet.</text:p>
          </table:table-cell>
        </table:table-row>
        <table:table-row>
          <table:table-cell table:style-name="Table1.A1" office:value-type="string">
            <text:p text:style-name="P16">Fizikai szimuláció</text:p>
          </table:table-cell>
          <table:table-cell table:style-name="Table1.A1" office:value-type="string">
            <text:p text:style-name="P16">A lövedék reálisan repül, ütközik, és az objektumok a várható módon reagálnak.</text:p>
          </table:table-cell>
        </table:table-row>
        <table:table-row>
          <table:table-cell table:style-name="Table1.A1" office:value-type="string">
            <text:p text:style-name="P16">Győzelem felismerése</text:p>
          </table:table-cell>
          <table:table-cell table:style-name="Table1.A1" office:value-type="string">
            <text:p text:style-name="P16">A játék kiírja a győzelmet, ha minden goblin elpusztult.</text:p>
          </table:table-cell>
        </table:table-row>
        <table:table-row>
          <table:table-cell table:style-name="Table1.A1" office:value-type="string">
            <text:p text:style-name="P16">Pályaváltás</text:p>
          </table:table-cell>
          <table:table-cell table:style-name="Table1.A1" office:value-type="string">
            <text:p text:style-name="P16">A játékos új pályát kap a győzelem után, vagy újra próbálkozhat vereség esetén.</text:p>
          </table:table-cell>
        </table:table-row>
      </table:table>
      <text:p text:style-name="Paragraph_20_style"><text:s/></text:p>
      <text:list text:continue-numbering="true" text:style-name="Numbering_20_123">
        <text:list-item>
          <text:h text:style-name="P17" text:outline-level="1">A felhasználói szerepkörök ábrázolása, a használati forgatókönyv-tervek leírása, a tervezett adatbázis-séma bemutatása szabványos módon, lehetőleg UML diagramok segítségével</text:h>
        </text:list-item>
      </text:list>
      <text:p text:style-name="Paragraph_20_style"/>
      <text:list text:continue-numbering="true" text:style-name="Numbering_20_123">
        <text:list-item>
          <text:h text:style-name="P18" text:outline-level="1">A programban használni kívánt felhasználó interfész vázlata, magyarázattal</text:h>
        </text:list-item>
      </text:list>
      <text:p text:style-name="Paragraph_20_style"/>
      <text:list text:continue-numbering="true" text:style-name="Numbering_20_123">
        <text:list-item>
          <text:h text:style-name="P19" text:outline-level="1">Végleges adatmodell szabványos leírása, magyarázattal ellátva</text:h>
        </text:list-item>
      </text:list>
      <text:p text:style-name="Paragraph_20_style"/>
      <text:list text:continue-numbering="true" text:style-name="Numbering_20_123">
        <text:list-item>
          <text:h text:style-name="P20" text:outline-level="1">A felhasznált osztályok, objektumok és kapcsolatrendszerük leírása és ábrázolása, diagramokkal és dokumentációs megjegyzések felhasználásával</text:h>
        </text:list-item>
      </text:list>
      <text:p text:style-name="Paragraph_20_style"/>
      <text:list text:continue-numbering="true" text:style-name="Numbering_20_123">
        <text:list-item>
          <text:h text:style-name="P21" text:outline-level="1">Az implementáció tapasztalatai: a fejlesztés során felgyűlt tapasztalatok rögzítése, a változtatások indoklása, a felmerült problémák és azok megoldási kísérletei</text:h>
        </text:list-item>
      </text:list>
      <text:p text:style-name="Paragraph_20_style"/>
      <text:list text:continue-numbering="true" text:style-name="Numbering_20_123">
        <text:list-item>
          <text:h text:style-name="P22" text:outline-level="1">A használt egység-, integrációs-, interfész- és általános rendszertesztek dokumentálása</text:h>
        </text:list-item>
      </text:list>
      <text:p text:style-name="Paragraph_20_style"/>
      <text:list text:continue-numbering="true" text:style-name="Numbering_20_123">
        <text:list-item>
          <text:h text:style-name="P23" text:outline-level="1">Futtatási forgatókönyvek a jelentősebb szerepkörök mentén</text:h>
        </text:list-item>
      </text:list>
      <text:p text:style-name="Paragraph_20_style"/>
      <text:list text:continue-numbering="true" text:style-name="Numbering_20_123">
        <text:list-item>
          <text:h text:style-name="P24" text:outline-level="1">Felhasználói tapasztalatok és visszajelzések, ha vannak</text:h>
        </text:list-item>
        <text:list-item>
          <text:h text:style-name="P25" text:outline-level="1">A program minimális hardver- és szoftverkövetelményei, telepítési leírás</text:h>
        </text:list-item>
      </text:list>
      <text:p text:style-name="Paragraph_20_style"/>
      <text:list text:continue-numbering="true" text:style-name="Numbering_20_123">
        <text:list-item>
          <text:h text:style-name="P26" text:outline-level="1">Összegzés, önreflexió, továbbfejlesztési ötletek</text:h>
        </text:list-item>
      </text:list>
      <text:p text:style-name="Paragraph_20_styl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hu" fo:country="HU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hu" fo:country="HU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00%"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Liberation Sans1" fo:font-family="'Liberation Sans'" style:font-style-name="Regular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list-style-name="Numbering_20_123" style:class="text">
      <style:paragraph-properties fo:margin-left="0cm" fo:margin-top="0.423cm" fo:margin-bottom="0.212cm" style:contextual-spacing="false" fo:text-indent="0cm" style:auto-text-indent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Numbering_20_123" style:class="text">
      <style:paragraph-properties fo:margin-left="0cm" fo:margin-top="0.353cm" fo:margin-bottom="0.212cm" style:contextual-spacing="false" fo:text-indent="0cm" style:auto-text-indent="false"/>
      <style:text-properties fo:font-size="12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line-height="100%"/>
      <style:text-properties style:font-name="Liberation Sans1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Cantarell" style:font-family-asian="Cantarell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Bekezdés_20_alapbetűtípusa" style:display-name="Bekezdés alapbetűtípusa" style:family="text"/>
    <style:style style:name="Címsor_20_1_20_Char" style:display-name="Címsor 1 Char" style:family="text" style:parent-style-name="Bekezdés_20_alapbetűtípusa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Címsor_20_2_20_Char" style:display-name="Címsor 2 Char" style:family="text" style:parent-style-name="Bekezdés_20_alapbetűtípusa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ímsor_20_3_20_Char" style:display-name="Címsor 3 Char" style:family="text" style:parent-style-name="Bekezdés_20_alapbetűtípusa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ímsor_20_4_20_Char" style:display-name="Címsor 4 Char" style:family="text" style:parent-style-name="Bekezdés_20_alapbetűtípusa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ímsor_20_5_20_Char" style:display-name="Címsor 5 Char" style:family="text" style:parent-style-name="Bekezdés_20_alapbetűtípusa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ímsor_20_6_20_Char" style:display-name="Címsor 6 Char" style:family="text" style:parent-style-name="Bekezdés_20_alapbetűtípusa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ímsor_20_7_20_Char" style:display-name="Címsor 7 Char" style:family="text" style:parent-style-name="Bekezdés_20_alapbetűtípusa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ímsor_20_8_20_Char" style:display-name="Címsor 8 Char" style:family="text" style:parent-style-name="Bekezdés_20_alapbetűtípusa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ímsor_20_9_20_Char" style:display-name="Címsor 9 Char" style:family="text" style:parent-style-name="Bekezdés_20_alapbetűtípusa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ím_20_Char" style:display-name="Cím Char" style:family="text" style:parent-style-name="Bekezdés_20_alapbetűtípusa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Alcím_20_Char" style:display-name="Alcím Char" style:family="text" style:parent-style-name="Bekezdés_20_alapbetűtípusa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Idézet_20_Char" style:display-name="Idézet Char" style:family="text" style:parent-style-name="Bekezdés_20_alapbetűtípusa">
      <style:text-properties fo:color="#404040" loext:opacity="100%" fo:font-style="italic" style:font-style-asian="italic" style:font-style-complex="italic"/>
    </style:style>
    <style:style style:name="Erős_20_kiemelés" style:display-name="Erős kiemelés" style:family="text" style:parent-style-name="Bekezdés_20_alapbetűtípusa">
      <style:text-properties fo:color="#0f4761" loext:opacity="100%" fo:font-style="italic" style:font-style-asian="italic" style:font-style-complex="italic"/>
    </style:style>
    <style:style style:name="Kiemelt_20_idézet_20_Char" style:display-name="Kiemelt idézet Char" style:family="text" style:parent-style-name="Bekezdés_20_alapbetűtípusa">
      <style:text-properties fo:color="#0f4761" loext:opacity="100%" fo:font-style="italic" style:font-style-asian="italic" style:font-style-complex="italic"/>
    </style:style>
    <style:style style:name="Erős_20_hivatkozás" style:display-name="Erős hivatkozás" style:family="text" style:parent-style-name="Bekezdés_20_alapbetűtípusa">
      <style:text-properties fo:font-variant="small-caps" fo:color="#0f4761" loext:opacity="100%" fo:letter-spacing="0.009cm" fo:font-weight="bold" style:font-weight-asian="bold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Times New Roman" fo:font-family="'Times New Roman'" style:font-family-generic="roman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Times New Roman" fo:font-family="'Times New Roman'" style:font-family-generic="roman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MP1" style:page-layout-name="Mpm2" draw:style-name="Mdp1"/>
    <style:master-page style:name="MP2" style:page-layout-name="Mpm2" draw:style-name="Mdp1"/>
    <style:master-page style:name="MP3" style:page-layout-name="Mpm2" draw:style-name="Mdp1"/>
    <style:master-page style:name="MP4" style:page-layout-name="Mpm2" draw:style-name="Mdp1"/>
    <style:master-page style:name="MP5" style:page-layout-name="Mpm2" draw:style-name="Mdp1"/>
    <style:master-page style:name="MP6" style:page-layout-name="Mpm2" draw:style-name="Mdp1"/>
    <style:master-page style:name="MP7" style:page-layout-name="Mpm2" draw:style-name="Mdp1"/>
    <style:master-page style:name="MP8" style:page-layout-name="Mpm2" draw:style-name="Mdp1"/>
    <style:master-page style:name="MP9" style:page-layout-name="Mpm2" draw:style-name="Mdp1"/>
    <style:master-page style:name="MP10" style:page-layout-name="Mpm2" draw:style-name="Mdp1"/>
    <style:master-page style:name="MP11" style:page-layout-name="Mpm2" draw:style-name="Mdp1"/>
    <style:master-page style:name="MP12" style:page-layout-name="Mpm2" draw:style-name="Mdp1"/>
    <style:master-page style:name="MP13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  <dc:title/>
    <dc:description/>
    <dc:subject/>
    <meta:initial-creator>Perjési Dániel</meta:initial-creator>
    <meta:creation-date>2025-05-27T08:13:00Z</meta:creation-date>
    <dc:date>2025-05-29T08:11:17.457909544</dc:date>
    <meta:editing-cycles>4</meta:editing-cycles>
    <meta:editing-duration>PT28M57S</meta:editing-duration>
    <meta:document-statistic meta:table-count="1" meta:image-count="0" meta:object-count="0" meta:page-count="16" meta:paragraph-count="82" meta:word-count="1009" meta:character-count="7640" meta:non-whitespace-character-count="6720"/>
    <meta:template xlink:type="simple" xlink:actuate="onRequest" xlink:title="" xlink:href="Normal.dotm"/>
  </office:meta>
</office:document-meta>
</file>